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1.615cm" fo:margin-left="2.868cm" table:align="left"/>
    </style:style>
    <style:style style:name="Table1.A" style:family="table-column">
      <style:table-column-properties style:column-width="11.615cm"/>
    </style:style>
    <style:style style:name="Table1.1" style:family="table-row">
      <style:table-row-properties style:min-row-height="1.596cm"/>
    </style:style>
    <style:style style:name="Table1.A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style:font-name="Bitstream Vera Sans" officeooo:rsid="0003973c" officeooo:paragraph-rsid="0003973c"/>
    </style:style>
    <style:style style:name="P2" style:family="paragraph" style:parent-style-name="Standard">
      <style:text-properties style:font-name="Bitstream Vera Sans" fo:font-weight="bold" officeooo:rsid="0003973c" officeooo:paragraph-rsid="0003973c" style:font-weight-asian="bold" style:font-weight-complex="bold"/>
    </style:style>
    <style:style style:name="P3" style:family="paragraph" style:parent-style-name="Standard">
      <style:text-properties style:font-name="Bitstream Vera Sans" fo:font-weight="bold" officeooo:rsid="0004e0fd" officeooo:paragraph-rsid="0004e0fd" style:font-weight-asian="bold" style:font-weight-complex="bold"/>
    </style:style>
    <style:style style:name="P4" style:family="paragraph" style:parent-style-name="Standard">
      <style:text-properties style:font-name="Bitstream Vera Sans" officeooo:rsid="0004e0fd" officeooo:paragraph-rsid="0004e0fd"/>
    </style:style>
    <style:style style:name="P5" style:family="paragraph" style:parent-style-name="Table_20_Contents">
      <style:paragraph-properties fo:text-align="center" style:justify-single-word="false"/>
      <style:text-properties style:font-name="Bitstream Vera Sans" officeooo:rsid="0004e0fd" officeooo:paragraph-rsid="0004e0fd"/>
    </style:style>
    <style:style style:name="P6" style:family="paragraph" style:parent-style-name="Table_20_Contents">
      <style:paragraph-properties fo:text-align="center" style:justify-single-word="false"/>
      <style:text-properties style:font-name="Bitstream Vera Sans" fo:font-style="italic" officeooo:rsid="0004e0fd" officeooo:paragraph-rsid="0004e0fd"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ory Usage</text:p>
      <text:p text:style-name="P1"/>
      <text:p text:style-name="P1">Sufficient flexibility is available to allow pretty much anything to be anywhere, including the variable table to be in banked memory (access opened/closed using macros), and program code to be in banked memory (via macros as in basic02)</text:p>
      <text:p text:style-name="P1"/>
      <text:p text:style-name="P1">Initially</text:p>
      <text:p text:style-name="P1"/>
      <text:p text:style-name="P2">1000-1FFF <text:tab/><text:tab/><text:tab/></text:p>
      <text:p text:style-name="P2"/>
      <text:p text:style-name="P1">is assigned to variable space. This means the variables start to grow from 1000, the BASIC stack works down from 1FFF, the permanent string space is below that, and the temporary string space below that.</text:p>
      <text:p text:style-name="P1"/>
      <table:table table:name="Table1" table:style-name="Table1">
        <table:table-column table:style-name="Table1.A"/>
        <table:table-row table:style-name="Table1.1">
          <table:table-cell table:style-name="Table1.A1" office:value-type="string">
            <text:p text:style-name="P5">Identifier space</text:p>
          </table:table-cell>
        </table:table-row>
        <table:table-row table:style-name="Table1.1">
          <table:table-cell table:style-name="Table1.A2" office:value-type="string">
            <text:p text:style-name="P6">Unused</text:p>
          </table:table-cell>
        </table:table-row>
        <table:table-row table:style-name="Table1.1">
          <table:table-cell table:style-name="Table1.A2" office:value-type="string">
            <text:p text:style-name="P5">String temporary</text:p>
          </table:table-cell>
        </table:table-row>
        <table:table-row table:style-name="Table1.1">
          <table:table-cell table:style-name="Table1.A2" office:value-type="string">
            <text:p text:style-name="P5">String permanent</text:p>
          </table:table-cell>
        </table:table-row>
        <table:table-row table:style-name="Table1.1">
          <table:table-cell table:style-name="Table1.A2" office:value-type="string">
            <text:p text:style-name="P5">Basic Stack</text:p>
          </table:table-cell>
        </table:table-row>
      </table:table>
      <text:p text:style-name="P1"/>
      <text:p text:style-name="P3">2000-7FFF</text:p>
      <text:p text:style-name="P4"/>
      <text:p text:style-name="P4">BASIC tokenised code goes here. This should be more compact, as identifiers have been removed.</text:p>
      <text:p text:style-name="P4"/>
      <text:p text:style-name="P3">8000-BFFF</text:p>
      <text:p text:style-name="P4"/>
      <text:p text:style-name="P4">This is the SuperBasic binary, which runs from $8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04:46:55.771683395</meta:creation-date>
    <dc:date>2022-09-15T04:53:37.059116213</dc:date>
    <meta:editing-duration>PT6M42S</meta:editing-duration>
    <meta:editing-cycles>2</meta:editing-cycles>
    <meta:generator>LibreOffice/7.4.0.3$Linux_X86_64 LibreOffice_project/40$Build-3</meta:generator>
    <meta:document-statistic meta:table-count="1" meta:image-count="0" meta:object-count="0" meta:page-count="1" meta:paragraph-count="14" meta:word-count="112" meta:character-count="703" meta:non-whitespace-character-count="601"/>
  </office:meta>
</office:document-meta>
</file>